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Heading_20_2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T3_161" style:family="text"/>
    <style:style style:name="T3_162" style:family="text"/>
    <style:style style:name="T3_163" style:family="text"/>
    <style:style style:name="T3_164" style:family="text"/>
    <style:style style:name="T3_165" style:family="text"/>
    <style:style style:name="T3_166" style:family="text"/>
    <style:style style:name="T3_167" style:family="text"/>
    <style:style style:name="T3_168" style:family="text"/>
    <style:style style:name="T3_169" style:family="text"/>
    <style:style style:name="T3_170" style:family="text"/>
    <style:style style:name="T3_171" style:family="text"/>
    <style:style style:name="T3_172" style:family="text"/>
    <style:style style:name="T3_173" style:family="text"/>
    <style:style style:name="T3_174" style:family="text"/>
    <style:style style:name="T3_175" style:family="text"/>
    <style:style style:name="T3_176" style:family="text"/>
    <style:style style:name="T3_177" style:family="text"/>
    <style:style style:name="T3_178" style:family="text"/>
    <style:style style:name="T3_179" style:family="text"/>
    <style:style style:name="T3_180" style:family="text"/>
    <style:style style:name="T3_181" style:family="text"/>
    <style:style style:name="T3_182" style:family="text"/>
    <style:style style:name="T3_183" style:family="text"/>
    <style:style style:name="T3_184" style:family="text"/>
    <style:style style:name="T3_185" style:family="text"/>
    <style:style style:name="T3_186" style:family="text"/>
    <style:style style:name="T3_187" style:family="text"/>
    <style:style style:name="T3_188" style:family="text"/>
    <style:style style:name="T3_189" style:family="text"/>
    <style:style style:name="T3_190" style:family="text"/>
    <style:style style:name="P4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3.81cm"/>
    </style:style>
    <style:style style:name="Column2" style:family="table-column">
      <style:table-column-properties style:column-width="12.7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Heading_20_2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T57_63" style:family="text"/>
    <style:style style:name="T57_64" style:family="text"/>
    <style:style style:name="T57_65" style:family="text"/>
    <style:style style:name="T57_66" style:family="text"/>
    <style:style style:name="T57_67" style:family="text"/>
    <style:style style:name="T57_68" style:family="text"/>
    <style:style style:name="T57_69" style:family="text"/>
    <style:style style:name="T57_70" style:family="text"/>
    <style:style style:name="T57_71" style:family="text"/>
    <style:style style:name="T57_72" style:family="text"/>
    <style:style style:name="T57_73" style:family="text"/>
    <style:style style:name="T57_74" style:family="text"/>
    <style:style style:name="T57_75" style:family="text"/>
    <style:style style:name="T57_76" style:family="text"/>
    <style:style style:name="T57_77" style:family="text"/>
    <style:style style:name="T57_78" style:family="text"/>
    <style:style style:name="T57_79" style:family="text"/>
    <style:style style:name="T57_80" style:family="text"/>
    <style:style style:name="T57_81" style:family="text"/>
    <style:style style:name="T57_82" style:family="text"/>
    <style:style style:name="T57_83" style:family="text"/>
    <style:style style:name="T57_84" style:family="text"/>
    <style:style style:name="Table2" style:family="table">
      <style:table-properties table:align="left" style:width="16.51cm" fo:margin-left="0.176cm"/>
    </style:style>
    <style:style style:name="Column3" style:family="table-column">
      <style:table-column-properties style:column-width="5.08cm"/>
    </style:style>
    <style:style style:name="Column4" style:family="table-column">
      <style:table-column-properties style:column-width="3.016cm"/>
    </style:style>
    <style:style style:name="Column5" style:family="table-column">
      <style:table-column-properties style:column-width="8.414cm"/>
    </style:style>
    <style:style style:name="Row26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7" style:family="table-row"/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6" style:family="table-row"/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7" style:family="table-row"/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8" style:family="table-row"/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9" style:family="table-row"/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0" style:family="table-row"/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1" style:family="table-row"/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2" style:family="table-row"/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3" style:family="table-row"/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4" style:family="table-row"/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5" style:family="table-row"/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6" style:family="table-row"/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7" style:family="table-row"/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8" style:family="table-row"/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9" style:family="table-row"/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0" style:family="table-row"/>
    <style:style style:name="Cell1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1" style:family="table-row"/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2" style:family="table-row"/>
    <style:style style:name="Cell1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3" style:family="table-row"/>
    <style:style style:name="Cell1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4" style:family="table-row"/>
    <style:style style:name="Cell1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5" style:family="table-row"/>
    <style:style style:name="Cell1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6" style:family="table-row"/>
    <style:style style:name="Cell1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7" style:family="table-row"/>
    <style:style style:name="Cell1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8" style:family="table-row"/>
    <style:style style:name="Cell1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9" style:family="table-row"/>
    <style:style style:name="Cell1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0" style:family="table-row"/>
    <style:style style:name="Cell1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1" style:family="table-row"/>
    <style:style style:name="Cell1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2" style:family="table-row"/>
    <style:style style:name="Cell1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3" style:family="table-row"/>
    <style:style style:name="Cell1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4" style:family="table-row"/>
    <style:style style:name="Cell1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5" style:family="table-row"/>
    <style:style style:name="Cell1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break-before="auto" fo:line-height="115%" style:writing-mode="lr-tb"/>
    </style:style>
    <style:style style:name="P179" style:family="paragraph" style:parent-style-name="Heading_20_2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T180_25" style:family="text"/>
    <style:style style:name="T180_26" style:family="text"/>
    <style:style style:name="T180_27" style:family="text"/>
    <style:style style:name="T180_28" style:family="text"/>
    <style:style style:name="T180_29" style:family="text"/>
    <style:style style:name="T180_30" style:family="text"/>
    <style:style style:name="T180_31" style:family="text"/>
    <style:style style:name="T180_32" style:family="text"/>
    <style:style style:name="T180_33" style:family="text"/>
    <style:style style:name="T180_34" style:family="text"/>
    <style:style style:name="T180_35" style:family="text"/>
    <style:style style:name="T180_36" style:family="text"/>
    <style:style style:name="T180_37" style:family="text"/>
    <style:style style:name="T180_38" style:family="text"/>
    <style:style style:name="T180_39" style:family="text"/>
    <style:style style:name="T180_40" style:family="text"/>
    <style:style style:name="T180_41" style:family="text"/>
    <style:style style:name="T180_42" style:family="text"/>
    <style:style style:name="T180_43" style:family="text"/>
    <style:style style:name="T180_44" style:family="text"/>
    <style:style style:name="T180_45" style:family="text"/>
    <style:style style:name="T180_46" style:family="text"/>
    <style:style style:name="T180_47" style:family="text"/>
    <style:style style:name="T180_48" style:family="text"/>
    <style:style style:name="T180_49" style:family="text"/>
    <style:style style:name="T180_50" style:family="text"/>
    <style:style style:name="T180_51" style:family="text"/>
    <style:style style:name="T180_52" style:family="text"/>
    <style:style style:name="T180_53" style:family="text"/>
    <style:style style:name="T180_54" style:family="text"/>
    <style:style style:name="P181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16.51cm" fo:margin-left="0.176cm"/>
    </style:style>
    <style:style style:name="Column6" style:family="table-column">
      <style:table-column-properties style:column-width="8.255cm"/>
    </style:style>
    <style:style style:name="Column7" style:family="table-column">
      <style:table-column-properties style:column-width="8.255cm"/>
    </style:style>
    <style:style style:name="Row66" style:family="table-row"/>
    <style:style style:name="Cell1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67" style:family="table-row"/>
    <style:style style:name="Cell1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8" style:family="table-row"/>
    <style:style style:name="Cell1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9" style:family="table-row"/>
    <style:style style:name="Cell1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0" style:family="table-row"/>
    <style:style style:name="Cell1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1" style:family="table-row"/>
    <style:style style:name="Cell1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2" style:family="table-row"/>
    <style:style style:name="Cell1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3" style:family="table-row"/>
    <style:style style:name="Cell1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4" style:family="table-row"/>
    <style:style style:name="Cell1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break-before="auto" fo:line-height="115%" style:writing-mode="lr-tb"/>
    </style:style>
    <style:style style:name="P201" style:family="paragraph" style:parent-style-name="Heading_20_2">
      <style:paragraph-properties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T202_23" style:family="text"/>
    <style:style style:name="T202_24" style:family="text"/>
    <style:style style:name="T202_25" style:family="text"/>
    <style:style style:name="T202_26" style:family="text"/>
    <style:style style:name="T202_27" style:family="text"/>
    <style:style style:name="T202_28" style:family="text"/>
    <style:style style:name="T202_29" style:family="text"/>
    <style:style style:name="T202_30" style:family="text"/>
    <style:style style:name="T202_31" style:family="text"/>
    <style:style style:name="T202_32" style:family="text"/>
    <style:style style:name="T202_33" style:family="text"/>
    <style:style style:name="T202_34" style:family="text"/>
    <style:style style:name="Table4" style:family="table">
      <style:table-properties table:align="left" style:width="16.51cm" fo:margin-left="0.176cm"/>
    </style:style>
    <style:style style:name="Column8" style:family="table-column">
      <style:table-column-properties style:column-width="8.255cm"/>
    </style:style>
    <style:style style:name="Column9" style:family="table-column">
      <style:table-column-properties style:column-width="8.255cm"/>
    </style:style>
    <style:style style:name="Row75" style:family="table-row"/>
    <style:style style:name="Cell1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76" style:family="table-row"/>
    <style:style style:name="Cell1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7" style:family="table-row"/>
    <style:style style:name="Cell1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i8b0in7mogn0"/><text:bookmark-end text:name="h.i8b0in7mogn0"/><text:span text:style-name="T1_1">Robotics</text:span><text:span text:style-name="T1_2"><text:s/></text:span><text:span text:style-name="T1_3">Update</text:span><text:span text:style-name="T1_4"><text:s/></text:span><text:span text:style-name="T1_5">Controller</text:span><text:span text:style-name="T1_6"><text:s/></text:span><text:span text:style-name="T1_7">Scheme</text:span></text:h>
      <text:h text:style-name="P2" text:outline-level="10"><text:bookmark-start text:name="h.173fkqozbsdx"/><text:bookmark-end text:name="h.173fkqozbsdx"/><text:span text:style-name="T2_1">Transmission</text:span><text:span text:style-name="T2_2"><text:s/></text:span><text:span text:style-name="T2_3">Bytes</text:span></text:h>
      <text:p text:style-name="P3"><text:span text:style-name="T3_1">Transmission</text:span><text:span text:style-name="T3_2"><text:s/></text:span><text:span text:style-name="T3_3">bytes</text:span><text:span text:style-name="T3_4"><text:s/></text:span><text:span text:style-name="T3_5">are</text:span><text:span text:style-name="T3_6"><text:s/></text:span><text:span text:style-name="T3_7">the</text:span><text:span text:style-name="T3_8"><text:s/></text:span><text:span text:style-name="T3_9">values</text:span><text:span text:style-name="T3_10"><text:s/></text:span><text:span text:style-name="T3_11">that</text:span><text:span text:style-name="T3_12"><text:s/></text:span><text:span text:style-name="T3_13">will</text:span><text:span text:style-name="T3_14"><text:s/></text:span><text:span text:style-name="T3_15">be</text:span><text:span text:style-name="T3_16"><text:s/></text:span><text:span text:style-name="T3_17">sent</text:span><text:span text:style-name="T3_18"><text:s/></text:span><text:span text:style-name="T3_19">over</text:span><text:span text:style-name="T3_20"><text:s/></text:span><text:span text:style-name="T3_21">the</text:span><text:span text:style-name="T3_22"><text:s/></text:span><text:span text:style-name="T3_23">zigbee</text:span><text:span text:style-name="T3_24"><text:s/></text:span><text:span text:style-name="T3_25">network</text:span><text:span text:style-name="T3_26">.<text:s/></text:span><text:span text:style-name="T3_27">The</text:span><text:span text:style-name="T3_28"><text:s/></text:span><text:span text:style-name="T3_29">values</text:span><text:span text:style-name="T3_30"><text:s/>0-255<text:s/></text:span><text:span text:style-name="T3_31">can</text:span><text:span text:style-name="T3_32"><text:s/></text:span><text:span text:style-name="T3_33">be</text:span><text:span text:style-name="T3_34"><text:s/></text:span><text:span text:style-name="T3_35">sent</text:span><text:span text:style-name="T3_36">.<text:s/></text:span><text:span text:style-name="T3_37">The</text:span><text:span text:style-name="T3_38"><text:s/></text:span><text:span text:style-name="T3_39">range</text:span><text:span text:style-name="T3_40"><text:s/></text:span><text:span text:style-name="T3_41">has</text:span><text:span text:style-name="T3_42"><text:s/></text:span><text:span text:style-name="T3_43">been</text:span><text:span text:style-name="T3_44"><text:s/></text:span><text:span text:style-name="T3_45">divided</text:span><text:span text:style-name="T3_46"><text:s/></text:span><text:span text:style-name="T3_47">into</text:span><text:span text:style-name="T3_48"><text:s/></text:span><text:span text:style-name="T3_49">smaller</text:span><text:span text:style-name="T3_50"><text:s/></text:span><text:span text:style-name="T3_51">sections</text:span><text:span text:style-name="T3_52"><text:s/></text:span><text:span text:style-name="T3_53">to</text:span><text:span text:style-name="T3_54"><text:s/></text:span><text:span text:style-name="T3_55">allow</text:span><text:span text:style-name="T3_56"><text:s/></text:span><text:span text:style-name="T3_57">for</text:span><text:span text:style-name="T3_58"><text:s/></text:span><text:span text:style-name="T3_59">proper</text:span><text:span text:style-name="T3_60"><text:s/></text:span><text:span text:style-name="T3_61">control</text:span><text:span text:style-name="T3_62"><text:s/></text:span><text:span text:style-name="T3_63">of</text:span><text:span text:style-name="T3_64"><text:s/></text:span><text:span text:style-name="T3_65">the</text:span><text:span text:style-name="T3_66"><text:s/></text:span><text:span text:style-name="T3_67">robots</text:span><text:span text:style-name="T3_68">.<text:s/></text:span><text:span text:style-name="T3_69">Each</text:span><text:span text:style-name="T3_70"><text:s/></text:span><text:span text:style-name="T3_71">robot</text:span><text:span text:style-name="T3_72"><text:s/></text:span><text:span text:style-name="T3_73">has</text:span><text:span text:style-name="T3_74"><text:s/></text:span><text:span text:style-name="T3_75">been</text:span><text:span text:style-name="T3_76"><text:s/></text:span><text:span text:style-name="T3_77">assigned</text:span><text:span text:style-name="T3_78"><text:s/></text:span><text:span text:style-name="T3_79">a</text:span><text:span text:style-name="T3_80"><text:s/></text:span><text:span text:style-name="T3_81">range</text:span><text:span text:style-name="T3_82"><text:s/></text:span><text:span text:style-name="T3_83">of</text:span><text:span text:style-name="T3_84"><text:s/>30<text:s/></text:span><text:span text:style-name="T3_85">values</text:span><text:span text:style-name="T3_86">,<text:s/></text:span><text:span text:style-name="T3_87">the</text:span><text:span text:style-name="T3_88"><text:s/></text:span><text:span text:style-name="T3_89">commands</text:span><text:span text:style-name="T3_90"><text:s/></text:span><text:span text:style-name="T3_91">in</text:span><text:span text:style-name="T3_92"><text:s/></text:span><text:span text:style-name="T3_93">these</text:span><text:span text:style-name="T3_94"><text:s/></text:span><text:span text:style-name="T3_95">ranges</text:span><text:span text:style-name="T3_96"><text:s/></text:span><text:span text:style-name="T3_97">will</text:span><text:span text:style-name="T3_98"><text:s/></text:span><text:span text:style-name="T3_99">be</text:span><text:span text:style-name="T3_100"><text:s/></text:span><text:span text:style-name="T3_101">similar</text:span><text:span text:style-name="T3_102"><text:s/></text:span><text:span text:style-name="T3_103">and</text:span><text:span text:style-name="T3_104"><text:s/></text:span><text:span text:style-name="T3_105">can</text:span><text:span text:style-name="T3_106"><text:s/></text:span><text:span text:style-name="T3_107">be</text:span><text:span text:style-name="T3_108"><text:s/></text:span><text:span text:style-name="T3_109">seen</text:span><text:span text:style-name="T3_110"><text:s/></text:span><text:span text:style-name="T3_111">in</text:span><text:span text:style-name="T3_112"><text:s/></text:span><text:span text:style-name="T3_113">a</text:span><text:span text:style-name="T3_114"><text:s/></text:span><text:span text:style-name="T3_115">subsequent</text:span><text:span text:style-name="T3_116"><text:s/></text:span><text:span text:style-name="T3_117">table</text:span><text:span text:style-name="T3_118">.<text:s/></text:span><text:span text:style-name="T3_119">Eight</text:span><text:span text:style-name="T3_120"><text:s/></text:span><text:span text:style-name="T3_121">ranges</text:span><text:span text:style-name="T3_122"><text:s/></text:span><text:span text:style-name="T3_123">of</text:span><text:span text:style-name="T3_124"><text:s/>30<text:s/></text:span><text:span text:style-name="T3_125">adds</text:span><text:span text:style-name="T3_126"><text:s/></text:span><text:span text:style-name="T3_127">up</text:span><text:span text:style-name="T3_128"><text:s/></text:span><text:span text:style-name="T3_129">to</text:span><text:span text:style-name="T3_130"><text:s/>240,<text:s/></text:span><text:span text:style-name="T3_131">this</text:span><text:span text:style-name="T3_132"><text:s/></text:span><text:span text:style-name="T3_133">allows</text:span><text:span text:style-name="T3_134"><text:s/></text:span><text:span text:style-name="T3_135">for</text:span><text:span text:style-name="T3_136"><text:s/></text:span><text:span text:style-name="T3_137">fifteen</text:span><text:span text:style-name="T3_138"><text:s/></text:span><text:span text:style-name="T3_139">global</text:span><text:span text:style-name="T3_140"><text:s/></text:span><text:span text:style-name="T3_141">variables</text:span><text:span text:style-name="T3_142"><text:s/></text:span><text:span text:style-name="T3_143">the</text:span><text:span text:style-name="T3_144"><text:s/></text:span><text:span text:style-name="T3_145">all</text:span><text:span text:style-name="T3_146"><text:s/></text:span><text:span text:style-name="T3_147">robots</text:span><text:span text:style-name="T3_148"><text:s/></text:span><text:span text:style-name="T3_149">respond</text:span><text:span text:style-name="T3_150"><text:s/></text:span><text:span text:style-name="T3_151">to</text:span><text:span text:style-name="T3_152">.<text:s/></text:span><text:span text:style-name="T3_153">Two</text:span><text:span text:style-name="T3_154"><text:s/></text:span><text:span text:style-name="T3_155">of</text:span><text:span text:style-name="T3_156"><text:s/></text:span><text:span text:style-name="T3_157">these</text:span><text:span text:style-name="T3_158"><text:s/></text:span><text:span text:style-name="T3_159">signals</text:span><text:span text:style-name="T3_160"><text:s/></text:span><text:span text:style-name="T3_161">are</text:span><text:span text:style-name="T3_162"><text:s/></text:span><text:span text:style-name="T3_163">a</text:span><text:span text:style-name="T3_164"><text:s/></text:span><text:span text:style-name="T3_165">global</text:span><text:span text:style-name="T3_166"><text:s/></text:span><text:span text:style-name="T3_167">start</text:span><text:span text:style-name="T3_168"><text:s/></text:span><text:span text:style-name="T3_169">and</text:span><text:span text:style-name="T3_170"><text:s/></text:span><text:span text:style-name="T3_171">stop</text:span><text:span text:style-name="T3_172">,<text:s/></text:span><text:span text:style-name="T3_173">this</text:span><text:span text:style-name="T3_174"><text:s/></text:span><text:span text:style-name="T3_175">would</text:span><text:span text:style-name="T3_176"><text:s/></text:span><text:span text:style-name="T3_177">allow</text:span><text:span text:style-name="T3_178"><text:s/></text:span><text:span text:style-name="T3_179">for</text:span><text:span text:style-name="T3_180"><text:s/></text:span><text:span text:style-name="T3_181">complete</text:span><text:span text:style-name="T3_182"><text:s/></text:span><text:span text:style-name="T3_183">control</text:span><text:span text:style-name="T3_184"><text:s/></text:span><text:span text:style-name="T3_185">of</text:span><text:span text:style-name="T3_186"><text:s/></text:span><text:span text:style-name="T3_187">the</text:span><text:span text:style-name="T3_188"><text:s/></text:span><text:span text:style-name="T3_189">robots</text:span><text:span text:style-name="T3_190">.</text:span></text:p>
      <text:p text:style-name="P4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5"><text:span text:style-name="T5_1">Decimal</text:span></text:p>
          </table:table-cell>
          <table:table-cell table:style-name="Cell2">
            <text:p text:style-name="P6"><text:span text:style-name="T6_1">Purpose</text:span></text:p>
          </table:table-cell>
        </table:table-row>
        <table:table-row table:style-name="Row2">
          <table:table-cell table:style-name="Cell3">
            <text:p text:style-name="P7"><text:span text:style-name="T7_1">0</text:span></text:p>
          </table:table-cell>
          <table:table-cell table:style-name="Cell4">
            <text:p text:style-name="P8"><text:span text:style-name="T8_1">No</text:span><text:span text:style-name="T8_2"><text:s/></text:span><text:span text:style-name="T8_3">Send</text:span></text:p>
          </table:table-cell>
        </table:table-row>
        <table:table-row table:style-name="Row3">
          <table:table-cell table:style-name="Cell5">
            <text:p text:style-name="P9"><text:span text:style-name="T9_1">1-30</text:span></text:p>
          </table:table-cell>
          <table:table-cell table:style-name="Cell6">
            <text:p text:style-name="P10"><text:span text:style-name="T10_1">Robot</text:span><text:span text:style-name="T10_2"><text:s/>1<text:s/></text:span><text:span text:style-name="T10_3">Definable</text:span><text:span text:style-name="T10_4"><text:s/></text:span><text:span text:style-name="T10_5">Range</text:span></text:p>
          </table:table-cell>
        </table:table-row>
        <table:table-row table:style-name="Row4">
          <table:table-cell table:style-name="Cell7">
            <text:p text:style-name="P11"><text:span text:style-name="T11_1">31-60</text:span></text:p>
          </table:table-cell>
          <table:table-cell table:style-name="Cell8">
            <text:p text:style-name="P12"><text:span text:style-name="T12_1">Robot</text:span><text:span text:style-name="T12_2"><text:s/>2<text:s/></text:span><text:span text:style-name="T12_3">Definable</text:span><text:span text:style-name="T12_4"><text:s/></text:span><text:span text:style-name="T12_5">Range</text:span></text:p>
          </table:table-cell>
        </table:table-row>
        <table:table-row table:style-name="Row5">
          <table:table-cell table:style-name="Cell9">
            <text:p text:style-name="P13"><text:span text:style-name="T13_1">61-90</text:span></text:p>
          </table:table-cell>
          <table:table-cell table:style-name="Cell10">
            <text:p text:style-name="P14"><text:span text:style-name="T14_1">Robot</text:span><text:span text:style-name="T14_2"><text:s/>3<text:s/></text:span><text:span text:style-name="T14_3">Definable</text:span><text:span text:style-name="T14_4"><text:s/></text:span><text:span text:style-name="T14_5">Range</text:span></text:p>
          </table:table-cell>
        </table:table-row>
        <table:table-row table:style-name="Row6">
          <table:table-cell table:style-name="Cell11">
            <text:p text:style-name="P15"><text:span text:style-name="T15_1">91-120</text:span></text:p>
          </table:table-cell>
          <table:table-cell table:style-name="Cell12">
            <text:p text:style-name="P16"><text:span text:style-name="T16_1">Robot</text:span><text:span text:style-name="T16_2"><text:s/>4<text:s/></text:span><text:span text:style-name="T16_3">Definable</text:span><text:span text:style-name="T16_4"><text:s/></text:span><text:span text:style-name="T16_5">Range</text:span></text:p>
          </table:table-cell>
        </table:table-row>
        <table:table-row table:style-name="Row7">
          <table:table-cell table:style-name="Cell13">
            <text:p text:style-name="P17"><text:span text:style-name="T17_1">121-150</text:span></text:p>
          </table:table-cell>
          <table:table-cell table:style-name="Cell14">
            <text:p text:style-name="P18"><text:span text:style-name="T18_1">Robot</text:span><text:span text:style-name="T18_2"><text:s/>5<text:s/></text:span><text:span text:style-name="T18_3">Definable</text:span><text:span text:style-name="T18_4"><text:s/></text:span><text:span text:style-name="T18_5">Range</text:span></text:p>
          </table:table-cell>
        </table:table-row>
        <table:table-row table:style-name="Row8">
          <table:table-cell table:style-name="Cell15">
            <text:p text:style-name="P19"><text:span text:style-name="T19_1">151-180</text:span></text:p>
          </table:table-cell>
          <table:table-cell table:style-name="Cell16">
            <text:p text:style-name="P20"><text:span text:style-name="T20_1">Robot</text:span><text:span text:style-name="T20_2"><text:s/>6<text:s/></text:span><text:span text:style-name="T20_3">Definable</text:span><text:span text:style-name="T20_4"><text:s/></text:span><text:span text:style-name="T20_5">Range</text:span></text:p>
          </table:table-cell>
        </table:table-row>
        <table:table-row table:style-name="Row9">
          <table:table-cell table:style-name="Cell17">
            <text:p text:style-name="P21"><text:span text:style-name="T21_1">181-210</text:span></text:p>
          </table:table-cell>
          <table:table-cell table:style-name="Cell18">
            <text:p text:style-name="P22"><text:span text:style-name="T22_1">Robot</text:span><text:span text:style-name="T22_2"><text:s/>7<text:s/></text:span><text:span text:style-name="T22_3">Definable</text:span><text:span text:style-name="T22_4"><text:s/></text:span><text:span text:style-name="T22_5">Range</text:span></text:p>
          </table:table-cell>
        </table:table-row>
        <table:table-row table:style-name="Row10">
          <table:table-cell table:style-name="Cell19">
            <text:p text:style-name="P23"><text:span text:style-name="T23_1">211-240</text:span></text:p>
          </table:table-cell>
          <table:table-cell table:style-name="Cell20">
            <text:p text:style-name="P24"><text:span text:style-name="T24_1">Robot</text:span><text:span text:style-name="T24_2"><text:s/>8<text:s/></text:span><text:span text:style-name="T24_3">Definable</text:span><text:span text:style-name="T24_4"><text:s/></text:span><text:span text:style-name="T24_5">Range</text:span></text:p>
          </table:table-cell>
        </table:table-row>
        <table:table-row table:style-name="Row11">
          <table:table-cell table:style-name="Cell21">
            <text:p text:style-name="P25"><text:span text:style-name="T25_1">241</text:span></text:p>
          </table:table-cell>
          <table:table-cell table:style-name="Cell22">
            <text:p text:style-name="P26"><text:span text:style-name="T26_1">Global</text:span><text:span text:style-name="T26_2"><text:s/></text:span><text:span text:style-name="T26_3">Unused</text:span></text:p>
          </table:table-cell>
        </table:table-row>
        <table:table-row table:style-name="Row12">
          <table:table-cell table:style-name="Cell23">
            <text:p text:style-name="P27"><text:span text:style-name="T27_1">242</text:span></text:p>
          </table:table-cell>
          <table:table-cell table:style-name="Cell24">
            <text:p text:style-name="P28"><text:span text:style-name="T28_1">Global</text:span><text:span text:style-name="T28_2"><text:s/></text:span><text:span text:style-name="T28_3">Unused</text:span></text:p>
          </table:table-cell>
        </table:table-row>
        <table:table-row table:style-name="Row13">
          <table:table-cell table:style-name="Cell25">
            <text:p text:style-name="P29"><text:span text:style-name="T29_1">243</text:span></text:p>
          </table:table-cell>
          <table:table-cell table:style-name="Cell26">
            <text:p text:style-name="P30"><text:span text:style-name="T30_1">Global</text:span><text:span text:style-name="T30_2"><text:s/></text:span><text:span text:style-name="T30_3">Unused</text:span></text:p>
          </table:table-cell>
        </table:table-row>
        <table:table-row table:style-name="Row14">
          <table:table-cell table:style-name="Cell27">
            <text:p text:style-name="P31"><text:span text:style-name="T31_1">244</text:span></text:p>
          </table:table-cell>
          <table:table-cell table:style-name="Cell28">
            <text:p text:style-name="P32"><text:span text:style-name="T32_1">Global</text:span><text:span text:style-name="T32_2"><text:s/></text:span><text:span text:style-name="T32_3">Unused</text:span></text:p>
          </table:table-cell>
        </table:table-row>
        <table:table-row table:style-name="Row15">
          <table:table-cell table:style-name="Cell29">
            <text:p text:style-name="P33"><text:span text:style-name="T33_1">245</text:span></text:p>
          </table:table-cell>
          <table:table-cell table:style-name="Cell30">
            <text:p text:style-name="P34"><text:span text:style-name="T34_1">Global</text:span><text:span text:style-name="T34_2"><text:s/></text:span><text:span text:style-name="T34_3">Unused</text:span></text:p>
          </table:table-cell>
        </table:table-row>
        <table:table-row table:style-name="Row16">
          <table:table-cell table:style-name="Cell31">
            <text:p text:style-name="P35"><text:span text:style-name="T35_1">246</text:span></text:p>
          </table:table-cell>
          <table:table-cell table:style-name="Cell32">
            <text:p text:style-name="P36"><text:span text:style-name="T36_1">Global</text:span><text:span text:style-name="T36_2"><text:s/></text:span><text:span text:style-name="T36_3">Unused</text:span></text:p>
          </table:table-cell>
        </table:table-row>
        <table:table-row table:style-name="Row17">
          <table:table-cell table:style-name="Cell33">
            <text:p text:style-name="P37"><text:span text:style-name="T37_1">247</text:span></text:p>
          </table:table-cell>
          <table:table-cell table:style-name="Cell34">
            <text:p text:style-name="P38"><text:span text:style-name="T38_1">Global</text:span><text:span text:style-name="T38_2"><text:s/></text:span><text:span text:style-name="T38_3">Unused</text:span></text:p>
          </table:table-cell>
        </table:table-row>
        <table:table-row table:style-name="Row18">
          <table:table-cell table:style-name="Cell35">
            <text:p text:style-name="P39"><text:span text:style-name="T39_1">248</text:span></text:p>
          </table:table-cell>
          <table:table-cell table:style-name="Cell36">
            <text:p text:style-name="P40"><text:span text:style-name="T40_1">Global</text:span><text:span text:style-name="T40_2"><text:s/></text:span><text:span text:style-name="T40_3">Unused</text:span></text:p>
          </table:table-cell>
        </table:table-row>
        <table:table-row table:style-name="Row19">
          <table:table-cell table:style-name="Cell37">
            <text:p text:style-name="P41"><text:span text:style-name="T41_1">249</text:span></text:p>
          </table:table-cell>
          <table:table-cell table:style-name="Cell38">
            <text:p text:style-name="P42"><text:span text:style-name="T42_1">Global</text:span><text:span text:style-name="T42_2"><text:s/></text:span><text:span text:style-name="T42_3">Unused</text:span></text:p>
          </table:table-cell>
        </table:table-row>
        <table:table-row table:style-name="Row20">
          <table:table-cell table:style-name="Cell39">
            <text:p text:style-name="P43"><text:span text:style-name="T43_1">250</text:span></text:p>
          </table:table-cell>
          <table:table-cell table:style-name="Cell40">
            <text:p text:style-name="P44"><text:span text:style-name="T44_1">Global</text:span><text:span text:style-name="T44_2"><text:s/></text:span><text:span text:style-name="T44_3">Unused</text:span></text:p>
          </table:table-cell>
        </table:table-row>
        <table:table-row table:style-name="Row21">
          <table:table-cell table:style-name="Cell41">
            <text:p text:style-name="P45"><text:span text:style-name="T45_1">251</text:span></text:p>
          </table:table-cell>
          <table:table-cell table:style-name="Cell42">
            <text:p text:style-name="P46"><text:span text:style-name="T46_1">Global</text:span><text:span text:style-name="T46_2"><text:s/></text:span><text:span text:style-name="T46_3">Unused</text:span></text:p>
          </table:table-cell>
        </table:table-row>
        <table:table-row table:style-name="Row22">
          <table:table-cell table:style-name="Cell43">
            <text:p text:style-name="P47"><text:span text:style-name="T47_1">252</text:span></text:p>
          </table:table-cell>
          <table:table-cell table:style-name="Cell44">
            <text:p text:style-name="P48"><text:span text:style-name="T48_1">Global</text:span><text:span text:style-name="T48_2"><text:s/></text:span><text:span text:style-name="T48_3">Unused</text:span></text:p>
          </table:table-cell>
        </table:table-row>
        <table:table-row table:style-name="Row23">
          <table:table-cell table:style-name="Cell45">
            <text:p text:style-name="P49"><text:span text:style-name="T49_1">253</text:span></text:p>
          </table:table-cell>
          <table:table-cell table:style-name="Cell46">
            <text:p text:style-name="P50"><text:span text:style-name="T50_1">Global</text:span><text:span text:style-name="T50_2"><text:s/></text:span><text:span text:style-name="T50_3">Unused</text:span></text:p>
          </table:table-cell>
        </table:table-row>
        <table:table-row table:style-name="Row24">
          <table:table-cell table:style-name="Cell47">
            <text:p text:style-name="P51"><text:span text:style-name="T51_1">254</text:span></text:p>
          </table:table-cell>
          <table:table-cell table:style-name="Cell48">
            <text:p text:style-name="P52"><text:span text:style-name="T52_1">Global</text:span><text:span text:style-name="T52_2"><text:s/></text:span><text:span text:style-name="T52_3">Stop</text:span><text:span text:style-name="T52_4"><text:s/></text:span><text:span text:style-name="T52_5">Signal</text:span><text:span text:style-name="T52_6"><text:s/>(</text:span><text:span text:style-name="T52_7">Programmed</text:span><text:span text:style-name="T52_8">,<text:s/></text:span><text:span text:style-name="T52_9">but</text:span><text:span text:style-name="T52_10"><text:s/></text:span><text:span text:style-name="T52_11">unused</text:span><text:span text:style-name="T52_12">)</text:span></text:p>
          </table:table-cell>
        </table:table-row>
        <table:table-row table:style-name="Row25">
          <table:table-cell table:style-name="Cell49">
            <text:p text:style-name="P53"><text:span text:style-name="T53_1">255</text:span></text:p>
          </table:table-cell>
          <table:table-cell table:style-name="Cell50">
            <text:p text:style-name="P54"><text:span text:style-name="T54_1">Global</text:span><text:span text:style-name="T54_2"><text:s/></text:span><text:span text:style-name="T54_3">Start</text:span><text:span text:style-name="T54_4"><text:s/></text:span><text:span text:style-name="T54_5">Signal</text:span><text:span text:style-name="T54_6"><text:s/>(</text:span><text:span text:style-name="T54_7">Programmed</text:span><text:span text:style-name="T54_8">,<text:s/></text:span><text:span text:style-name="T54_9">but</text:span><text:span text:style-name="T54_10"><text:s/></text:span><text:span text:style-name="T54_11">unused</text:span><text:span text:style-name="T54_12">)</text:span></text:p>
          </table:table-cell>
        </table:table-row>
      </table:table>
      <text:p text:style-name="P55"/>
      <text:h text:style-name="P56" text:outline-level="10"><text:bookmark-start text:name="h.9e4l91nx94vk"/><text:bookmark-end text:name="h.9e4l91nx94vk"/><text:span text:style-name="T56_1">Controller</text:span><text:span text:style-name="T56_2"><text:s/></text:span><text:span text:style-name="T56_3">Buttons</text:span><text:span text:style-name="T56_4"><text:s/></text:span><text:span text:style-name="T56_5">Mapping</text:span><text:span text:style-name="T56_6"><text:s/>(</text:span><text:span text:style-name="T56_7">w</text:span><text:span text:style-name="T56_8">/<text:s/></text:span><text:span text:style-name="T56_9">Corresponding</text:span><text:span text:style-name="T56_10"><text:s/></text:span><text:span text:style-name="T56_11">Robot</text:span><text:span text:style-name="T56_12"><text:s/></text:span><text:span text:style-name="T56_13">Definable</text:span><text:span text:style-name="T56_14"><text:s/></text:span><text:span text:style-name="T56_15">Byte</text:span><text:span text:style-name="T56_16">)</text:span></text:h>
      <text:p text:style-name="P57"><text:span text:style-name="T57_1">Each</text:span><text:span text:style-name="T57_2"><text:s/></text:span><text:span text:style-name="T57_3">robot</text:span><text:span text:style-name="T57_4"><text:s/></text:span><text:span text:style-name="T57_5">will</text:span><text:span text:style-name="T57_6"><text:s/></text:span><text:span text:style-name="T57_7">see</text:span><text:span text:style-name="T57_8"><text:s/></text:span><text:span text:style-name="T57_9">all</text:span><text:span text:style-name="T57_10"><text:s/></text:span><text:span text:style-name="T57_11">values</text:span><text:span text:style-name="T57_12"><text:s/></text:span><text:span text:style-name="T57_13">being</text:span><text:span text:style-name="T57_14"><text:s/></text:span><text:span text:style-name="T57_15">sent</text:span><text:span text:style-name="T57_16"><text:s/></text:span><text:span text:style-name="T57_17">out</text:span><text:span text:style-name="T57_18"><text:s/></text:span><text:span text:style-name="T57_19">over</text:span><text:span text:style-name="T57_20"><text:s/></text:span><text:span text:style-name="T57_21">the</text:span><text:span text:style-name="T57_22"><text:s/></text:span><text:span text:style-name="T57_23">zigbee</text:span><text:span text:style-name="T57_24"><text:s/></text:span><text:span text:style-name="T57_25">network</text:span><text:span text:style-name="T57_26">,<text:s/></text:span><text:span text:style-name="T57_27">but</text:span><text:span text:style-name="T57_28"><text:s/></text:span><text:span text:style-name="T57_29">will</text:span><text:span text:style-name="T57_30"><text:s/></text:span><text:span text:style-name="T57_31">only</text:span><text:span text:style-name="T57_32"><text:s/></text:span><text:span text:style-name="T57_33">respond</text:span><text:span text:style-name="T57_34"><text:s/></text:span><text:span text:style-name="T57_35">to</text:span><text:span text:style-name="T57_36"><text:s/></text:span><text:span text:style-name="T57_37">it</text:span><text:span text:style-name="T57_38">’</text:span><text:span text:style-name="T57_39">s</text:span><text:span text:style-name="T57_40"><text:s/></text:span><text:span text:style-name="T57_41">corresponding</text:span><text:span text:style-name="T57_42"><text:s/></text:span><text:span text:style-name="T57_43">commands</text:span><text:span text:style-name="T57_44">.<text:s/></text:span><text:span text:style-name="T57_45">Each</text:span><text:span text:style-name="T57_46"><text:s/></text:span><text:span text:style-name="T57_47">robot</text:span><text:span text:style-name="T57_48"><text:s/></text:span><text:span text:style-name="T57_49">will</text:span><text:span text:style-name="T57_50"><text:s/></text:span><text:span text:style-name="T57_51">be</text:span><text:span text:style-name="T57_52"><text:s/></text:span><text:span text:style-name="T57_53">programmed</text:span><text:span text:style-name="T57_54"><text:s/></text:span><text:span text:style-name="T57_55">using</text:span><text:span text:style-name="T57_56"><text:s/></text:span><text:span text:style-name="T57_57">a</text:span><text:span text:style-name="T57_58"><text:s/></text:span><text:span text:style-name="T57_59">different</text:span><text:span text:style-name="T57_60"><text:s/></text:span><text:span text:style-name="T57_61">base</text:span><text:span text:style-name="T57_62"><text:s/></text:span><text:span text:style-name="T57_63">value</text:span><text:span text:style-name="T57_64">,<text:s/></text:span><text:span text:style-name="T57_65">this</text:span><text:span text:style-name="T57_66"><text:s/></text:span><text:span text:style-name="T57_67">will</text:span><text:span text:style-name="T57_68"><text:s/></text:span><text:span text:style-name="T57_69">tell</text:span><text:span text:style-name="T57_70"><text:s/></text:span><text:span text:style-name="T57_71">the</text:span><text:span text:style-name="T57_72"><text:s/></text:span><text:span text:style-name="T57_73">robot</text:span><text:span text:style-name="T57_74"><text:s/></text:span><text:span text:style-name="T57_75">which</text:span><text:span text:style-name="T57_76"><text:s/></text:span><text:span text:style-name="T57_77">range</text:span><text:span text:style-name="T57_78"><text:s/></text:span><text:span text:style-name="T57_79">it</text:span><text:span text:style-name="T57_80"><text:s/></text:span><text:span text:style-name="T57_81">responds</text:span><text:span text:style-name="T57_82"><text:s/></text:span><text:span text:style-name="T57_83">to</text:span><text:span text:style-name="T57_84">.</text:span></text:p>
      <table:table table:style-name="Table2">
        <table:table-column table:style-name="Column3"/>
        <table:table-column table:style-name="Column4"/>
        <table:table-column table:style-name="Column5"/>
        <table:table-row table:style-name="Row26">
          <table:table-cell table:style-name="Cell51">
            <text:p text:style-name="P58"><text:span text:style-name="T58_1">Button</text:span></text:p>
          </table:table-cell>
          <table:table-cell table:style-name="Cell52">
            <text:p text:style-name="P59"><text:span text:style-name="T59_1">Byte</text:span></text:p>
          </table:table-cell>
          <table:table-cell table:style-name="Cell53">
            <text:p text:style-name="P60"><text:span text:style-name="T60_1">Command</text:span></text:p>
          </table:table-cell>
        </table:table-row>
        <table:table-row table:style-name="Row27">
          <table:table-cell table:style-name="Cell54">
            <text:p text:style-name="P61"><text:span text:style-name="T61_1">Left</text:span><text:span text:style-name="T61_2"><text:s/></text:span><text:span text:style-name="T61_3">Stick</text:span><text:span text:style-name="T61_4"><text:s/>100%</text:span></text:p>
          </table:table-cell>
          <table:table-cell table:style-name="Cell55">
            <text:p text:style-name="P62"><text:span text:style-name="T62_1">Base</text:span></text:p>
          </table:table-cell>
          <table:table-cell table:style-name="Cell56">
            <text:p text:style-name="P63"><text:span text:style-name="T63_1">M</text:span><text:span text:style-name="T63_2">1<text:s/>-<text:s/></text:span><text:span text:style-name="T63_3">CW</text:span><text:span text:style-name="T63_4"><text:s/>-<text:s/>100</text:span></text:p>
          </table:table-cell>
        </table:table-row>
        <table:table-row table:style-name="Row28">
          <table:table-cell table:style-name="Cell57">
            <text:p text:style-name="P64"><text:span text:style-name="T64_1">Left</text:span><text:span text:style-name="T64_2"><text:s/></text:span><text:span text:style-name="T64_3">Stick</text:span><text:span text:style-name="T64_4"><text:s/>80%</text:span></text:p>
          </table:table-cell>
          <table:table-cell table:style-name="Cell58">
            <text:p text:style-name="P65"><text:span text:style-name="T65_1">Base</text:span><text:span text:style-name="T65_2"><text:s/>+<text:s/>1</text:span></text:p>
          </table:table-cell>
          <table:table-cell table:style-name="Cell59">
            <text:p text:style-name="P66"><text:span text:style-name="T66_1">M</text:span><text:span text:style-name="T66_2">1<text:s/>-<text:s/></text:span><text:span text:style-name="T66_3">CW</text:span><text:span text:style-name="T66_4"><text:s/>-<text:s/>80</text:span></text:p>
          </table:table-cell>
        </table:table-row>
        <table:table-row table:style-name="Row29">
          <table:table-cell table:style-name="Cell60">
            <text:p text:style-name="P67"><text:span text:style-name="T67_1">Left</text:span><text:span text:style-name="T67_2"><text:s/></text:span><text:span text:style-name="T67_3">Stick</text:span><text:span text:style-name="T67_4"><text:s/>60%</text:span></text:p>
          </table:table-cell>
          <table:table-cell table:style-name="Cell61">
            <text:p text:style-name="P68"><text:span text:style-name="T68_1">Base</text:span><text:span text:style-name="T68_2"><text:s/>+<text:s/>2</text:span></text:p>
          </table:table-cell>
          <table:table-cell table:style-name="Cell62">
            <text:p text:style-name="P69"><text:span text:style-name="T69_1">M</text:span><text:span text:style-name="T69_2">1<text:s/>-<text:s/></text:span><text:span text:style-name="T69_3">CW</text:span><text:span text:style-name="T69_4"><text:s/>-<text:s/>60</text:span></text:p>
          </table:table-cell>
        </table:table-row>
        <table:table-row table:style-name="Row30">
          <table:table-cell table:style-name="Cell63">
            <text:p text:style-name="P70"><text:span text:style-name="T70_1">Left</text:span><text:span text:style-name="T70_2"><text:s/></text:span><text:span text:style-name="T70_3">Stick</text:span><text:span text:style-name="T70_4"><text:s/>40%</text:span></text:p>
          </table:table-cell>
          <table:table-cell table:style-name="Cell64">
            <text:p text:style-name="P71"><text:span text:style-name="T71_1">Base</text:span><text:span text:style-name="T71_2"><text:s/>+<text:s/>3</text:span></text:p>
          </table:table-cell>
          <table:table-cell table:style-name="Cell65">
            <text:p text:style-name="P72"><text:span text:style-name="T72_1">M</text:span><text:span text:style-name="T72_2">1<text:s/>-<text:s/></text:span><text:span text:style-name="T72_3">CW</text:span><text:span text:style-name="T72_4"><text:s/>-<text:s/>40</text:span></text:p>
          </table:table-cell>
        </table:table-row>
        <table:table-row table:style-name="Row31">
          <table:table-cell table:style-name="Cell66">
            <text:p text:style-name="P73"><text:span text:style-name="T73_1">Left</text:span><text:span text:style-name="T73_2"><text:s/></text:span><text:span text:style-name="T73_3">Stick</text:span><text:span text:style-name="T73_4"><text:s/>20%</text:span></text:p>
          </table:table-cell>
          <table:table-cell table:style-name="Cell67">
            <text:p text:style-name="P74"><text:span text:style-name="T74_1">Base</text:span><text:span text:style-name="T74_2"><text:s/>+<text:s/>4</text:span></text:p>
          </table:table-cell>
          <table:table-cell table:style-name="Cell68">
            <text:p text:style-name="P75"><text:span text:style-name="T75_1">M</text:span><text:span text:style-name="T75_2">1<text:s/>-<text:s/></text:span><text:span text:style-name="T75_3">CW</text:span><text:span text:style-name="T75_4"><text:s/>-<text:s/>20</text:span></text:p>
          </table:table-cell>
        </table:table-row>
        <table:table-row table:style-name="Row32">
          <table:table-cell table:style-name="Cell69">
            <text:p text:style-name="P76"><text:span text:style-name="T76_1">Left</text:span><text:span text:style-name="T76_2"><text:s/></text:span><text:span text:style-name="T76_3">Stick</text:span><text:span text:style-name="T76_4"><text:s/>-20%</text:span></text:p>
          </table:table-cell>
          <table:table-cell table:style-name="Cell70">
            <text:p text:style-name="P77"><text:span text:style-name="T77_1">Base</text:span><text:span text:style-name="T77_2"><text:s/>+<text:s/>5</text:span></text:p>
          </table:table-cell>
          <table:table-cell table:style-name="Cell71">
            <text:p text:style-name="P78"><text:span text:style-name="T78_1">M</text:span><text:span text:style-name="T78_2">1<text:s/>-<text:s/></text:span><text:span text:style-name="T78_3">CCW</text:span><text:span text:style-name="T78_4"><text:s/>-<text:s/>20</text:span></text:p>
          </table:table-cell>
        </table:table-row>
        <table:table-row table:style-name="Row33">
          <table:table-cell table:style-name="Cell72">
            <text:p text:style-name="P79"><text:span text:style-name="T79_1">Left</text:span><text:span text:style-name="T79_2"><text:s/></text:span><text:span text:style-name="T79_3">Stick</text:span><text:span text:style-name="T79_4"><text:s/>-40%</text:span></text:p>
          </table:table-cell>
          <table:table-cell table:style-name="Cell73">
            <text:p text:style-name="P80"><text:span text:style-name="T80_1">Base</text:span><text:span text:style-name="T80_2"><text:s/>+<text:s/>6</text:span></text:p>
          </table:table-cell>
          <table:table-cell table:style-name="Cell74">
            <text:p text:style-name="P81"><text:span text:style-name="T81_1">M</text:span><text:span text:style-name="T81_2">1<text:s/>-<text:s/></text:span><text:span text:style-name="T81_3">CCW</text:span><text:span text:style-name="T81_4"><text:s/>-<text:s/>40</text:span></text:p>
          </table:table-cell>
        </table:table-row>
        <table:table-row table:style-name="Row34">
          <table:table-cell table:style-name="Cell75">
            <text:p text:style-name="P82"><text:span text:style-name="T82_1">Left</text:span><text:span text:style-name="T82_2"><text:s/></text:span><text:span text:style-name="T82_3">Stick</text:span><text:span text:style-name="T82_4"><text:s/>-60%</text:span></text:p>
          </table:table-cell>
          <table:table-cell table:style-name="Cell76">
            <text:p text:style-name="P83"><text:span text:style-name="T83_1">Base</text:span><text:span text:style-name="T83_2"><text:s/>+<text:s/>7</text:span></text:p>
          </table:table-cell>
          <table:table-cell table:style-name="Cell77">
            <text:p text:style-name="P84"><text:span text:style-name="T84_1">M</text:span><text:span text:style-name="T84_2">1<text:s/>-<text:s/></text:span><text:span text:style-name="T84_3">CCW</text:span><text:span text:style-name="T84_4"><text:s/>-<text:s/>60</text:span></text:p>
          </table:table-cell>
        </table:table-row>
        <table:table-row table:style-name="Row35">
          <table:table-cell table:style-name="Cell78">
            <text:p text:style-name="P85"><text:span text:style-name="T85_1">Left</text:span><text:span text:style-name="T85_2"><text:s/></text:span><text:span text:style-name="T85_3">Stick</text:span><text:span text:style-name="T85_4"><text:s/>-80%</text:span></text:p>
          </table:table-cell>
          <table:table-cell table:style-name="Cell79">
            <text:p text:style-name="P86"><text:span text:style-name="T86_1">Base</text:span><text:span text:style-name="T86_2"><text:s/>+<text:s/>8</text:span></text:p>
          </table:table-cell>
          <table:table-cell table:style-name="Cell80">
            <text:p text:style-name="P87"><text:span text:style-name="T87_1">M</text:span><text:span text:style-name="T87_2">1<text:s/>-<text:s/></text:span><text:span text:style-name="T87_3">CCW</text:span><text:span text:style-name="T87_4"><text:s/>-<text:s/>80</text:span></text:p>
          </table:table-cell>
        </table:table-row>
        <table:table-row table:style-name="Row36">
          <table:table-cell table:style-name="Cell81">
            <text:p text:style-name="P88"><text:span text:style-name="T88_1">Left</text:span><text:span text:style-name="T88_2"><text:s/></text:span><text:span text:style-name="T88_3">Stick</text:span><text:span text:style-name="T88_4"><text:s/>-100%</text:span></text:p>
          </table:table-cell>
          <table:table-cell table:style-name="Cell82">
            <text:p text:style-name="P89"><text:span text:style-name="T89_1">Base</text:span><text:span text:style-name="T89_2"><text:s/>+<text:s/>9</text:span></text:p>
          </table:table-cell>
          <table:table-cell table:style-name="Cell83">
            <text:p text:style-name="P90"><text:span text:style-name="T90_1">M</text:span><text:span text:style-name="T90_2">1<text:s/>-<text:s/></text:span><text:span text:style-name="T90_3">CCW</text:span><text:span text:style-name="T90_4"><text:s/>-<text:s/>100</text:span></text:p>
          </table:table-cell>
        </table:table-row>
        <table:table-row table:style-name="Row37">
          <table:table-cell table:style-name="Cell84">
            <text:p text:style-name="P91"><text:span text:style-name="T91_1">Right</text:span><text:span text:style-name="T91_2"><text:s/></text:span><text:span text:style-name="T91_3">Stick</text:span><text:span text:style-name="T91_4"><text:s/>100%</text:span></text:p>
          </table:table-cell>
          <table:table-cell table:style-name="Cell85">
            <text:p text:style-name="P92"><text:span text:style-name="T92_1">Base</text:span><text:span text:style-name="T92_2"><text:s/>+<text:s/>10</text:span></text:p>
          </table:table-cell>
          <table:table-cell table:style-name="Cell86">
            <text:p text:style-name="P93"><text:span text:style-name="T93_1">M</text:span><text:span text:style-name="T93_2">2<text:s/>-<text:s/></text:span><text:span text:style-name="T93_3">CCW</text:span><text:span text:style-name="T93_4"><text:s/>-<text:s/>100</text:span></text:p>
          </table:table-cell>
        </table:table-row>
        <table:table-row table:style-name="Row38">
          <table:table-cell table:style-name="Cell87">
            <text:p text:style-name="P94"><text:span text:style-name="T94_1">Right</text:span><text:span text:style-name="T94_2"><text:s/></text:span><text:span text:style-name="T94_3">Stick</text:span><text:span text:style-name="T94_4"><text:s/>80%</text:span></text:p>
          </table:table-cell>
          <table:table-cell table:style-name="Cell88">
            <text:p text:style-name="P95"><text:span text:style-name="T95_1">Base</text:span><text:span text:style-name="T95_2"><text:s/>+<text:s/>11</text:span></text:p>
          </table:table-cell>
          <table:table-cell table:style-name="Cell89">
            <text:p text:style-name="P96"><text:span text:style-name="T96_1">M</text:span><text:span text:style-name="T96_2">2<text:s/>-<text:s/></text:span><text:span text:style-name="T96_3">CCW</text:span><text:span text:style-name="T96_4"><text:s/>-<text:s/>80</text:span></text:p>
          </table:table-cell>
        </table:table-row>
        <table:table-row table:style-name="Row39">
          <table:table-cell table:style-name="Cell90">
            <text:p text:style-name="P97"><text:span text:style-name="T97_1">Right</text:span><text:span text:style-name="T97_2"><text:s/></text:span><text:span text:style-name="T97_3">Stick</text:span><text:span text:style-name="T97_4"><text:s/>60%</text:span></text:p>
          </table:table-cell>
          <table:table-cell table:style-name="Cell91">
            <text:p text:style-name="P98"><text:span text:style-name="T98_1">Base</text:span><text:span text:style-name="T98_2"><text:s/>+<text:s/>12</text:span></text:p>
          </table:table-cell>
          <table:table-cell table:style-name="Cell92">
            <text:p text:style-name="P99"><text:span text:style-name="T99_1">M</text:span><text:span text:style-name="T99_2">2<text:s/>-<text:s/></text:span><text:span text:style-name="T99_3">CCW</text:span><text:span text:style-name="T99_4"><text:s/>-<text:s/>60</text:span></text:p>
          </table:table-cell>
        </table:table-row>
        <table:table-row table:style-name="Row40">
          <table:table-cell table:style-name="Cell93">
            <text:p text:style-name="P100"><text:span text:style-name="T100_1">Right</text:span><text:span text:style-name="T100_2"><text:s/></text:span><text:span text:style-name="T100_3">Stick</text:span><text:span text:style-name="T100_4"><text:s/>40%</text:span></text:p>
          </table:table-cell>
          <table:table-cell table:style-name="Cell94">
            <text:p text:style-name="P101"><text:span text:style-name="T101_1">Base</text:span><text:span text:style-name="T101_2"><text:s/>+<text:s/>13</text:span></text:p>
          </table:table-cell>
          <table:table-cell table:style-name="Cell95">
            <text:p text:style-name="P102"><text:span text:style-name="T102_1">M</text:span><text:span text:style-name="T102_2">2<text:s text:c="2"/>-<text:s/></text:span><text:span text:style-name="T102_3">CCW</text:span><text:span text:style-name="T102_4"><text:s/>-<text:s/>40</text:span></text:p>
          </table:table-cell>
        </table:table-row>
        <table:table-row table:style-name="Row41">
          <table:table-cell table:style-name="Cell96">
            <text:p text:style-name="P103"><text:span text:style-name="T103_1">Right</text:span><text:span text:style-name="T103_2"><text:s/></text:span><text:span text:style-name="T103_3">Stick</text:span><text:span text:style-name="T103_4"><text:s/>20%</text:span></text:p>
          </table:table-cell>
          <table:table-cell table:style-name="Cell97">
            <text:p text:style-name="P104"><text:span text:style-name="T104_1">Base</text:span><text:span text:style-name="T104_2"><text:s/>+<text:s/>14</text:span></text:p>
          </table:table-cell>
          <table:table-cell table:style-name="Cell98">
            <text:p text:style-name="P105"><text:span text:style-name="T105_1">M</text:span><text:span text:style-name="T105_2">2<text:s/>-<text:s/></text:span><text:span text:style-name="T105_3">CCW</text:span><text:span text:style-name="T105_4"><text:s/>-<text:s/>20</text:span></text:p>
          </table:table-cell>
        </table:table-row>
        <table:table-row table:style-name="Row42">
          <table:table-cell table:style-name="Cell99">
            <text:p text:style-name="P106"><text:span text:style-name="T106_1">Right</text:span><text:span text:style-name="T106_2"><text:s/></text:span><text:span text:style-name="T106_3">Stick</text:span><text:span text:style-name="T106_4"><text:s/>-20%</text:span></text:p>
          </table:table-cell>
          <table:table-cell table:style-name="Cell100">
            <text:p text:style-name="P107"><text:span text:style-name="T107_1">Base</text:span><text:span text:style-name="T107_2"><text:s/>+<text:s/>15</text:span></text:p>
          </table:table-cell>
          <table:table-cell table:style-name="Cell101">
            <text:p text:style-name="P108"><text:span text:style-name="T108_1">M</text:span><text:span text:style-name="T108_2">2<text:s/>-<text:s/></text:span><text:span text:style-name="T108_3">CW</text:span><text:span text:style-name="T108_4"><text:s/>-<text:s/>20</text:span></text:p>
          </table:table-cell>
        </table:table-row>
        <table:table-row table:style-name="Row43">
          <table:table-cell table:style-name="Cell102">
            <text:p text:style-name="P109"><text:span text:style-name="T109_1">Right</text:span><text:span text:style-name="T109_2"><text:s/></text:span><text:span text:style-name="T109_3">Stick</text:span><text:span text:style-name="T109_4"><text:s/>-40%</text:span></text:p>
          </table:table-cell>
          <table:table-cell table:style-name="Cell103">
            <text:p text:style-name="P110"><text:span text:style-name="T110_1">Base</text:span><text:span text:style-name="T110_2"><text:s/>+<text:s/>16</text:span></text:p>
          </table:table-cell>
          <table:table-cell table:style-name="Cell104">
            <text:p text:style-name="P111"><text:span text:style-name="T111_1">M</text:span><text:span text:style-name="T111_2">2<text:s/>-<text:s/></text:span><text:span text:style-name="T111_3">CW</text:span><text:span text:style-name="T111_4"><text:s/>-<text:s/>40</text:span></text:p>
          </table:table-cell>
        </table:table-row>
        <table:table-row table:style-name="Row44">
          <table:table-cell table:style-name="Cell105">
            <text:p text:style-name="P112"><text:span text:style-name="T112_1">Right</text:span><text:span text:style-name="T112_2"><text:s/></text:span><text:span text:style-name="T112_3">Stick</text:span><text:span text:style-name="T112_4"><text:s/>-60%</text:span></text:p>
          </table:table-cell>
          <table:table-cell table:style-name="Cell106">
            <text:p text:style-name="P113"><text:span text:style-name="T113_1">Base</text:span><text:span text:style-name="T113_2"><text:s/>+<text:s/>17</text:span></text:p>
          </table:table-cell>
          <table:table-cell table:style-name="Cell107">
            <text:p text:style-name="P114"><text:span text:style-name="T114_1">M</text:span><text:span text:style-name="T114_2">2<text:s/>-<text:s/></text:span><text:span text:style-name="T114_3">CW</text:span><text:span text:style-name="T114_4"><text:s/>-<text:s/>60</text:span></text:p>
          </table:table-cell>
        </table:table-row>
        <table:table-row table:style-name="Row45">
          <table:table-cell table:style-name="Cell108">
            <text:p text:style-name="P115"><text:span text:style-name="T115_1">Right</text:span><text:span text:style-name="T115_2"><text:s/></text:span><text:span text:style-name="T115_3">Stick</text:span><text:span text:style-name="T115_4"><text:s/>-80%</text:span></text:p>
          </table:table-cell>
          <table:table-cell table:style-name="Cell109">
            <text:p text:style-name="P116"><text:span text:style-name="T116_1">Base</text:span><text:span text:style-name="T116_2"><text:s/>+<text:s/>18</text:span></text:p>
          </table:table-cell>
          <table:table-cell table:style-name="Cell110">
            <text:p text:style-name="P117"><text:span text:style-name="T117_1">M</text:span><text:span text:style-name="T117_2">2<text:s/></text:span><text:span text:style-name="T117_3">CW</text:span><text:span text:style-name="T117_4"><text:s/>-<text:s/>80</text:span></text:p>
          </table:table-cell>
        </table:table-row>
        <table:table-row table:style-name="Row46">
          <table:table-cell table:style-name="Cell111">
            <text:p text:style-name="P118"><text:span text:style-name="T118_1">Right</text:span><text:span text:style-name="T118_2"><text:s/></text:span><text:span text:style-name="T118_3">Stick</text:span><text:span text:style-name="T118_4"><text:s/>-100%</text:span></text:p>
          </table:table-cell>
          <table:table-cell table:style-name="Cell112">
            <text:p text:style-name="P119"><text:span text:style-name="T119_1">Base</text:span><text:span text:style-name="T119_2"><text:s/>+<text:s/>19</text:span></text:p>
          </table:table-cell>
          <table:table-cell table:style-name="Cell113">
            <text:p text:style-name="P120"><text:span text:style-name="T120_1">M</text:span><text:span text:style-name="T120_2">2<text:s/>-<text:s/></text:span><text:span text:style-name="T120_3">CW</text:span><text:span text:style-name="T120_4"><text:s/>-<text:s/>100</text:span></text:p>
          </table:table-cell>
        </table:table-row>
        <table:table-row table:style-name="Row47">
          <table:table-cell table:style-name="Cell114">
            <text:p text:style-name="P121"><text:span text:style-name="T121_1">L</text:span><text:span text:style-name="T121_2">1</text:span></text:p>
          </table:table-cell>
          <table:table-cell table:style-name="Cell115">
            <text:p text:style-name="P122"><text:span text:style-name="T122_1">Base</text:span><text:span text:style-name="T122_2"><text:s/>+<text:s/>20</text:span></text:p>
          </table:table-cell>
          <table:table-cell table:style-name="Cell116">
            <text:p text:style-name="P123"><text:span text:style-name="T123_1">Aux</text:span><text:span text:style-name="T123_2"><text:s/></text:span><text:span text:style-name="T123_3">M</text:span><text:span text:style-name="T123_4">1<text:s/>-<text:s/></text:span><text:span text:style-name="T123_5">CW</text:span></text:p>
          </table:table-cell>
        </table:table-row>
        <table:table-row table:style-name="Row48">
          <table:table-cell table:style-name="Cell117">
            <text:p text:style-name="P124"><text:span text:style-name="T124_1">L</text:span><text:span text:style-name="T124_2">2</text:span></text:p>
          </table:table-cell>
          <table:table-cell table:style-name="Cell118">
            <text:p text:style-name="P125"><text:span text:style-name="T125_1">Base</text:span><text:span text:style-name="T125_2"><text:s/>+<text:s/>21</text:span></text:p>
          </table:table-cell>
          <table:table-cell table:style-name="Cell119">
            <text:p text:style-name="P126"><text:span text:style-name="T126_1">Aux</text:span><text:span text:style-name="T126_2"><text:s/></text:span><text:span text:style-name="T126_3">M</text:span><text:span text:style-name="T126_4">1<text:s/>-<text:s/></text:span><text:span text:style-name="T126_5">CCW</text:span></text:p>
          </table:table-cell>
        </table:table-row>
        <table:table-row table:style-name="Row49">
          <table:table-cell table:style-name="Cell120">
            <text:p text:style-name="P127"><text:span text:style-name="T127_1">R</text:span><text:span text:style-name="T127_2">1</text:span></text:p>
          </table:table-cell>
          <table:table-cell table:style-name="Cell121">
            <text:p text:style-name="P128"><text:span text:style-name="T128_1">Base</text:span><text:span text:style-name="T128_2"><text:s/>+<text:s/>22</text:span></text:p>
          </table:table-cell>
          <table:table-cell table:style-name="Cell122">
            <text:p text:style-name="P129"><text:span text:style-name="T129_1">Aux</text:span><text:span text:style-name="T129_2"><text:s/></text:span><text:span text:style-name="T129_3">M</text:span><text:span text:style-name="T129_4">2<text:s/>-<text:s/></text:span><text:span text:style-name="T129_5">C</text:span></text:p>
          </table:table-cell>
        </table:table-row>
        <table:table-row table:style-name="Row50">
          <table:table-cell table:style-name="Cell123">
            <text:p text:style-name="P130"><text:span text:style-name="T130_1">R</text:span><text:span text:style-name="T130_2">2</text:span></text:p>
          </table:table-cell>
          <table:table-cell table:style-name="Cell124">
            <text:p text:style-name="P131"><text:span text:style-name="T131_1">Base</text:span><text:span text:style-name="T131_2"><text:s/>+<text:s/>23</text:span></text:p>
          </table:table-cell>
          <table:table-cell table:style-name="Cell125">
            <text:p text:style-name="P132"><text:span text:style-name="T132_1">Aux</text:span><text:span text:style-name="T132_2"><text:s/></text:span><text:span text:style-name="T132_3">M</text:span><text:span text:style-name="T132_4">2<text:s/>-<text:s/></text:span><text:span text:style-name="T132_5">CCW</text:span></text:p>
          </table:table-cell>
        </table:table-row>
        <table:table-row table:style-name="Row51">
          <table:table-cell table:style-name="Cell126">
            <text:p text:style-name="P133"><text:span text:style-name="T133_1">X</text:span></text:p>
          </table:table-cell>
          <table:table-cell table:style-name="Cell127">
            <text:p text:style-name="P134"><text:span text:style-name="T134_1">Base</text:span><text:span text:style-name="T134_2"><text:s/>+<text:s/>24</text:span></text:p>
          </table:table-cell>
          <table:table-cell table:style-name="Cell128">
            <text:p text:style-name="P135"><text:span text:style-name="T135_1">Fire</text:span></text:p>
          </table:table-cell>
        </table:table-row>
        <table:table-row table:style-name="Row52">
          <table:table-cell table:style-name="Cell129">
            <text:p text:style-name="P136"/>
          </table:table-cell>
          <table:table-cell table:style-name="Cell130">
            <text:p text:style-name="P137"><text:span text:style-name="T137_1">Base</text:span><text:span text:style-name="T137_2"><text:s/>+<text:s/>25</text:span></text:p>
          </table:table-cell>
          <table:table-cell table:style-name="Cell131">
            <text:p text:style-name="P138"/>
          </table:table-cell>
        </table:table-row>
        <table:table-row table:style-name="Row53">
          <table:table-cell table:style-name="Cell132">
            <text:p text:style-name="P139"/>
          </table:table-cell>
          <table:table-cell table:style-name="Cell133">
            <text:p text:style-name="P140"><text:span text:style-name="T140_1">Base</text:span><text:span text:style-name="T140_2"><text:s/>+<text:s/>26</text:span></text:p>
          </table:table-cell>
          <table:table-cell table:style-name="Cell134">
            <text:p text:style-name="P141"/>
          </table:table-cell>
        </table:table-row>
        <table:table-row table:style-name="Row54">
          <table:table-cell table:style-name="Cell135">
            <text:p text:style-name="P142"/>
          </table:table-cell>
          <table:table-cell table:style-name="Cell136">
            <text:p text:style-name="P143"><text:span text:style-name="T143_1">Base</text:span><text:span text:style-name="T143_2"><text:s/>+<text:s/>27</text:span></text:p>
          </table:table-cell>
          <table:table-cell table:style-name="Cell137">
            <text:p text:style-name="P144"/>
          </table:table-cell>
        </table:table-row>
        <table:table-row table:style-name="Row55">
          <table:table-cell table:style-name="Cell138">
            <text:p text:style-name="P145"/>
          </table:table-cell>
          <table:table-cell table:style-name="Cell139">
            <text:p text:style-name="P146"><text:span text:style-name="T146_1">Base</text:span><text:span text:style-name="T146_2"><text:s/>+<text:s/>28</text:span></text:p>
          </table:table-cell>
          <table:table-cell table:style-name="Cell140">
            <text:p text:style-name="P147"/>
          </table:table-cell>
        </table:table-row>
        <table:table-row table:style-name="Row56">
          <table:table-cell table:style-name="Cell141">
            <text:p text:style-name="P148"/>
          </table:table-cell>
          <table:table-cell table:style-name="Cell142">
            <text:p text:style-name="P149"><text:span text:style-name="T149_1">Base</text:span><text:span text:style-name="T149_2"><text:s/>+<text:s/>29</text:span></text:p>
          </table:table-cell>
          <table:table-cell table:style-name="Cell143">
            <text:p text:style-name="P150"/>
          </table:table-cell>
        </table:table-row>
        <table:table-row table:style-name="Row57">
          <table:table-cell table:style-name="Cell144">
            <text:p text:style-name="P151"/>
          </table:table-cell>
          <table:table-cell table:style-name="Cell145">
            <text:p text:style-name="P152"><text:span text:style-name="T152_1">Base</text:span><text:span text:style-name="T152_2"><text:s/>+<text:s/>30</text:span></text:p>
          </table:table-cell>
          <table:table-cell table:style-name="Cell146">
            <text:p text:style-name="P153"/>
          </table:table-cell>
        </table:table-row>
        <table:table-row table:style-name="Row58">
          <table:table-cell table:style-name="Cell147">
            <text:p text:style-name="P154"><text:span text:style-name="T154_1">Circle</text:span></text:p>
          </table:table-cell>
          <table:table-cell table:style-name="Cell148">
            <text:p text:style-name="P155"><text:span text:style-name="T155_1">-</text:span></text:p>
          </table:table-cell>
          <table:table-cell table:style-name="Cell149">
            <text:p text:style-name="P156"><text:span text:style-name="T156_1">Swap</text:span><text:span text:style-name="T156_2"><text:s/></text:span><text:span text:style-name="T156_3">Directions</text:span></text:p>
          </table:table-cell>
        </table:table-row>
        <table:table-row table:style-name="Row59">
          <table:table-cell table:style-name="Cell150">
            <text:p text:style-name="P157"><text:span text:style-name="T157_1">Square</text:span></text:p>
          </table:table-cell>
          <table:table-cell table:style-name="Cell151">
            <text:p text:style-name="P158"><text:span text:style-name="T158_1">-</text:span></text:p>
          </table:table-cell>
          <table:table-cell table:style-name="Cell152">
            <text:p text:style-name="P159"><text:span text:style-name="T159_1">Swap</text:span><text:span text:style-name="T159_2"><text:s/></text:span><text:span text:style-name="T159_3">Sticks</text:span></text:p>
          </table:table-cell>
        </table:table-row>
        <table:table-row table:style-name="Row60">
          <table:table-cell table:style-name="Cell153">
            <text:p text:style-name="P160"><text:span text:style-name="T160_1">Start</text:span></text:p>
          </table:table-cell>
          <table:table-cell table:style-name="Cell154">
            <text:p text:style-name="P161"><text:span text:style-name="T161_1">-</text:span></text:p>
          </table:table-cell>
          <table:table-cell table:style-name="Cell155">
            <text:p text:style-name="P162"><text:span text:style-name="T162_1">Reset</text:span><text:span text:style-name="T162_2"><text:s/></text:span><text:span text:style-name="T162_3">to</text:span><text:span text:style-name="T162_4"><text:s/></text:span><text:span text:style-name="T162_5">defaults</text:span></text:p>
          </table:table-cell>
        </table:table-row>
        <table:table-row table:style-name="Row61">
          <table:table-cell table:style-name="Cell156">
            <text:p text:style-name="P163"><text:span text:style-name="T163_1">Up</text:span></text:p>
          </table:table-cell>
          <table:table-cell table:style-name="Cell157">
            <text:p text:style-name="P164"><text:span text:style-name="T164_1">-</text:span></text:p>
          </table:table-cell>
          <table:table-cell table:style-name="Cell158">
            <text:p text:style-name="P165"><text:span text:style-name="T165_1">Unused</text:span></text:p>
          </table:table-cell>
        </table:table-row>
        <table:table-row table:style-name="Row62">
          <table:table-cell table:style-name="Cell159">
            <text:p text:style-name="P166"><text:span text:style-name="T166_1">Right</text:span></text:p>
          </table:table-cell>
          <table:table-cell table:style-name="Cell160">
            <text:p text:style-name="P167"><text:span text:style-name="T167_1">-</text:span></text:p>
          </table:table-cell>
          <table:table-cell table:style-name="Cell161">
            <text:p text:style-name="P168"><text:span text:style-name="T168_1">Unused</text:span></text:p>
          </table:table-cell>
        </table:table-row>
        <table:table-row table:style-name="Row63">
          <table:table-cell table:style-name="Cell162">
            <text:p text:style-name="P169"><text:span text:style-name="T169_1">Down</text:span></text:p>
          </table:table-cell>
          <table:table-cell table:style-name="Cell163">
            <text:p text:style-name="P170"><text:span text:style-name="T170_1">-</text:span></text:p>
          </table:table-cell>
          <table:table-cell table:style-name="Cell164">
            <text:p text:style-name="P171"><text:span text:style-name="T171_1">Unused</text:span></text:p>
          </table:table-cell>
        </table:table-row>
        <table:table-row table:style-name="Row64">
          <table:table-cell table:style-name="Cell165">
            <text:p text:style-name="P172"><text:span text:style-name="T172_1">Left</text:span></text:p>
          </table:table-cell>
          <table:table-cell table:style-name="Cell166">
            <text:p text:style-name="P173"><text:span text:style-name="T173_1">-</text:span></text:p>
          </table:table-cell>
          <table:table-cell table:style-name="Cell167">
            <text:p text:style-name="P174"><text:span text:style-name="T174_1">Unused</text:span></text:p>
          </table:table-cell>
        </table:table-row>
        <table:table-row table:style-name="Row65">
          <table:table-cell table:style-name="Cell168">
            <text:p text:style-name="P175"><text:span text:style-name="T175_1">Triangle</text:span></text:p>
          </table:table-cell>
          <table:table-cell table:style-name="Cell169">
            <text:p text:style-name="P176"><text:span text:style-name="T176_1">-</text:span></text:p>
          </table:table-cell>
          <table:table-cell table:style-name="Cell170">
            <text:p text:style-name="P177"><text:span text:style-name="T177_1">Unused</text:span></text:p>
          </table:table-cell>
        </table:table-row>
      </table:table>
      <text:p text:style-name="P178"/>
      <text:h text:style-name="P179" text:outline-level="10"><text:bookmark-start text:name="h.uwp3s6r7imkp"/><text:bookmark-end text:name="h.uwp3s6r7imkp"/><text:span text:style-name="T179_1">Robot</text:span><text:span text:style-name="T179_2"><text:s/></text:span><text:span text:style-name="T179_3">Base</text:span><text:span text:style-name="T179_4"><text:s/></text:span><text:span text:style-name="T179_5">Bytes</text:span></text:h>
      <text:p text:style-name="P180"><text:span text:style-name="T180_1">Each</text:span><text:span text:style-name="T180_2"><text:s/></text:span><text:span text:style-name="T180_3">robot</text:span><text:span text:style-name="T180_4">/</text:span><text:span text:style-name="T180_5">controller</text:span><text:span text:style-name="T180_6"><text:s/></text:span><text:span text:style-name="T180_7">is</text:span><text:span text:style-name="T180_8"><text:s/></text:span><text:span text:style-name="T180_9">assigned</text:span><text:span text:style-name="T180_10"><text:s/></text:span><text:span text:style-name="T180_11">a</text:span><text:span text:style-name="T180_12"><text:s/></text:span><text:span text:style-name="T180_13">base</text:span><text:span text:style-name="T180_14"><text:s/></text:span><text:span text:style-name="T180_15">byte</text:span><text:span text:style-name="T180_16">.<text:s/></text:span><text:span text:style-name="T180_17">From</text:span><text:span text:style-name="T180_18"><text:s/></text:span><text:span text:style-name="T180_19">the</text:span><text:span text:style-name="T180_20"><text:s/></text:span><text:span text:style-name="T180_21">base</text:span><text:span text:style-name="T180_22"><text:s/></text:span><text:span text:style-name="T180_23">byte</text:span><text:span text:style-name="T180_24"><text:s/></text:span><text:span text:style-name="T180_25">all</text:span><text:span text:style-name="T180_26"><text:s/></text:span><text:span text:style-name="T180_27">commands</text:span><text:span text:style-name="T180_28"><text:s/></text:span><text:span text:style-name="T180_29">are</text:span><text:span text:style-name="T180_30"><text:s/></text:span><text:span text:style-name="T180_31">incremented</text:span><text:span text:style-name="T180_32"><text:s/></text:span><text:span text:style-name="T180_33">from</text:span><text:span text:style-name="T180_34"><text:s/></text:span><text:span text:style-name="T180_35">this</text:span><text:span text:style-name="T180_36"><text:s/></text:span><text:span text:style-name="T180_37">value</text:span><text:span text:style-name="T180_38">,<text:s/></text:span><text:span text:style-name="T180_39">this</text:span><text:span text:style-name="T180_40"><text:s/></text:span><text:span text:style-name="T180_41">will</text:span><text:span text:style-name="T180_42"><text:s/></text:span><text:span text:style-name="T180_43">ensure</text:span><text:span text:style-name="T180_44"><text:s/></text:span><text:span text:style-name="T180_45">only</text:span><text:span text:style-name="T180_46"><text:s/></text:span><text:span text:style-name="T180_47">the</text:span><text:span text:style-name="T180_48"><text:s/></text:span><text:span text:style-name="T180_49">correct</text:span><text:span text:style-name="T180_50"><text:s/></text:span><text:span text:style-name="T180_51">robot</text:span><text:span text:style-name="T180_52"><text:s/></text:span><text:span text:style-name="T180_53">responds</text:span><text:span text:style-name="T180_54">.</text:span></text:p>
      <text:p text:style-name="P181"/>
      <table:table table:style-name="Table3">
        <table:table-column table:style-name="Column6"/>
        <table:table-column table:style-name="Column7"/>
        <table:table-row table:style-name="Row66">
          <table:table-cell table:style-name="Cell171">
            <text:p text:style-name="P182"><text:span text:style-name="T182_1">Robot</text:span></text:p>
          </table:table-cell>
          <table:table-cell table:style-name="Cell172">
            <text:p text:style-name="P183"><text:span text:style-name="T183_1">Base</text:span><text:span text:style-name="T183_2"><text:s/></text:span><text:span text:style-name="T183_3">Byte</text:span></text:p>
          </table:table-cell>
        </table:table-row>
        <table:table-row table:style-name="Row67">
          <table:table-cell table:style-name="Cell173">
            <text:p text:style-name="P184"><text:span text:style-name="T184_1">1</text:span></text:p>
          </table:table-cell>
          <table:table-cell table:style-name="Cell174">
            <text:p text:style-name="P185"><text:span text:style-name="T185_1">1</text:span></text:p>
          </table:table-cell>
        </table:table-row>
        <table:table-row table:style-name="Row68">
          <table:table-cell table:style-name="Cell175">
            <text:p text:style-name="P186"><text:span text:style-name="T186_1">2</text:span></text:p>
          </table:table-cell>
          <table:table-cell table:style-name="Cell176">
            <text:p text:style-name="P187"><text:span text:style-name="T187_1">31</text:span></text:p>
          </table:table-cell>
        </table:table-row>
        <table:table-row table:style-name="Row69">
          <table:table-cell table:style-name="Cell177">
            <text:p text:style-name="P188"><text:span text:style-name="T188_1">3</text:span></text:p>
          </table:table-cell>
          <table:table-cell table:style-name="Cell178">
            <text:p text:style-name="P189"><text:span text:style-name="T189_1">61</text:span></text:p>
          </table:table-cell>
        </table:table-row>
        <table:table-row table:style-name="Row70">
          <table:table-cell table:style-name="Cell179">
            <text:p text:style-name="P190"><text:span text:style-name="T190_1">4</text:span></text:p>
          </table:table-cell>
          <table:table-cell table:style-name="Cell180">
            <text:p text:style-name="P191"><text:span text:style-name="T191_1">91</text:span></text:p>
          </table:table-cell>
        </table:table-row>
        <table:table-row table:style-name="Row71">
          <table:table-cell table:style-name="Cell181">
            <text:p text:style-name="P192"><text:span text:style-name="T192_1">5</text:span></text:p>
          </table:table-cell>
          <table:table-cell table:style-name="Cell182">
            <text:p text:style-name="P193"><text:span text:style-name="T193_1">121</text:span></text:p>
          </table:table-cell>
        </table:table-row>
        <table:table-row table:style-name="Row72">
          <table:table-cell table:style-name="Cell183">
            <text:p text:style-name="P194"><text:span text:style-name="T194_1">6</text:span></text:p>
          </table:table-cell>
          <table:table-cell table:style-name="Cell184">
            <text:p text:style-name="P195"><text:span text:style-name="T195_1">151</text:span></text:p>
          </table:table-cell>
        </table:table-row>
        <table:table-row table:style-name="Row73">
          <table:table-cell table:style-name="Cell185">
            <text:p text:style-name="P196"><text:span text:style-name="T196_1">7</text:span></text:p>
          </table:table-cell>
          <table:table-cell table:style-name="Cell186">
            <text:p text:style-name="P197"><text:span text:style-name="T197_1">181</text:span></text:p>
          </table:table-cell>
        </table:table-row>
        <table:table-row table:style-name="Row74">
          <table:table-cell table:style-name="Cell187">
            <text:p text:style-name="P198"><text:span text:style-name="T198_1">8</text:span></text:p>
          </table:table-cell>
          <table:table-cell table:style-name="Cell188">
            <text:p text:style-name="P199"><text:span text:style-name="T199_1">211</text:span></text:p>
          </table:table-cell>
        </table:table-row>
      </table:table>
      <text:p text:style-name="P200"/>
      <text:h text:style-name="P201" text:outline-level="10"><text:bookmark-start text:name="h.qkcfld24gmdk"/><text:bookmark-end text:name="h.qkcfld24gmdk"/><text:span text:style-name="T201_1">Controller</text:span><text:span text:style-name="T201_2"><text:s/></text:span><text:span text:style-name="T201_3">Button</text:span><text:span text:style-name="T201_4"><text:s/></text:span><text:span text:style-name="T201_5">w</text:span><text:span text:style-name="T201_6">/<text:s/></text:span><text:span text:style-name="T201_7">Software</text:span><text:span text:style-name="T201_8"><text:s/></text:span><text:span text:style-name="T201_9">Component</text:span><text:span text:style-name="T201_10"><text:s/></text:span></text:h>
      <text:p text:style-name="P202"><text:span text:style-name="T202_1">As</text:span><text:span text:style-name="T202_2"><text:s/></text:span><text:span text:style-name="T202_3">of</text:span><text:span text:style-name="T202_4"><text:s/></text:span><text:span text:style-name="T202_5">right</text:span><text:span text:style-name="T202_6"><text:s/></text:span><text:span text:style-name="T202_7">now</text:span><text:span text:style-name="T202_8"><text:s/></text:span><text:span text:style-name="T202_9">the</text:span><text:span text:style-name="T202_10"><text:s/></text:span><text:span text:style-name="T202_11">controller</text:span><text:span text:style-name="T202_12"><text:s/></text:span><text:span text:style-name="T202_13">button</text:span><text:span text:style-name="T202_14"><text:s/></text:span><text:span text:style-name="T202_15">output</text:span><text:span text:style-name="T202_16"><text:s/></text:span><text:span text:style-name="T202_17">string</text:span><text:span text:style-name="T202_18"><text:s/></text:span><text:span text:style-name="T202_19">is</text:span><text:span text:style-name="T202_20"><text:s/></text:span><text:span text:style-name="T202_21">unknown</text:span><text:span text:style-name="T202_22">.<text:s/></text:span><text:span text:style-name="T202_23">It</text:span><text:span text:style-name="T202_24"><text:s/></text:span><text:span text:style-name="T202_25">will</text:span><text:span text:style-name="T202_26"><text:s/></text:span><text:span text:style-name="T202_27">need</text:span><text:span text:style-name="T202_28"><text:s/></text:span><text:span text:style-name="T202_29">to</text:span><text:span text:style-name="T202_30"><text:s/></text:span><text:span text:style-name="T202_31">be</text:span><text:span text:style-name="T202_32"><text:s/></text:span><text:span text:style-name="T202_33">tested</text:span><text:span text:style-name="T202_34">.</text:span></text:p>
      <table:table table:style-name="Table4">
        <table:table-column table:style-name="Column8"/>
        <table:table-column table:style-name="Column9"/>
        <table:table-row table:style-name="Row75">
          <table:table-cell table:style-name="Cell189">
            <text:p text:style-name="P203"><text:span text:style-name="T203_1">Button</text:span></text:p>
          </table:table-cell>
          <table:table-cell table:style-name="Cell190">
            <text:p text:style-name="P204"><text:span text:style-name="T204_1">Software</text:span><text:span text:style-name="T204_2"><text:s/></text:span><text:span text:style-name="T204_3">Component</text:span><text:span text:style-name="T204_4">(</text:span><text:span text:style-name="T204_5">s</text:span><text:span text:style-name="T204_6">)</text:span></text:p>
          </table:table-cell>
        </table:table-row>
        <table:table-row table:style-name="Row76">
          <table:table-cell table:style-name="Cell191">
            <text:p text:style-name="P205"/>
          </table:table-cell>
          <table:table-cell table:style-name="Cell192">
            <text:p text:style-name="P206"/>
          </table:table-cell>
        </table:table-row>
        <table:table-row table:style-name="Row77">
          <table:table-cell table:style-name="Cell193">
            <text:p text:style-name="P207"/>
          </table:table-cell>
          <table:table-cell table:style-name="Cell194">
            <text:p text:style-name="P208"/>
          </table:table-cell>
        </table:table-row>
      </table:table>
      <text:p text:style-name="P20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